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color="#000000" fo:font-size="40pt" style:font-size-asian="40pt" style:font-size-complex="40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color="#ff0066"/>
    </style:style>
    <style:style style:name="P4" style:family="paragraph">
      <style:text-properties fo:color="#0000ff"/>
    </style:style>
    <style:style style:name="P5" style:family="paragraph">
      <style:text-properties fo:color="#cc0000"/>
    </style:style>
    <style:style style:name="P6" style:family="paragraph">
      <style:paragraph-properties fo:text-align="center"/>
    </style:style>
    <style:style style:name="P7" style:family="paragraph">
      <style:text-properties fo:color="#0000cc"/>
    </style:style>
    <style:style style:name="P8" style:family="paragraph">
      <style:text-properties fo:font-size="20pt"/>
    </style:style>
    <style:style style:name="P9" style:family="paragraph">
      <style:text-properties fo:color="#0099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size="40pt" style:font-size-asian="40pt" style:font-size-complex="40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00cc" fo:font-size="40pt" style:font-size-asian="40pt" style:font-size-complex="40pt"/>
    </style:style>
    <style:style style:name="T7" style:family="text">
      <style:text-properties fo:color="#0000ff" fo:font-size="40pt" style:font-size-asian="40pt" style:font-size-complex="40pt"/>
    </style:style>
    <style:style style:name="T8" style:family="text">
      <style:text-properties fo:color="#ff0066"/>
    </style:style>
    <style:style style:name="T9" style:family="text">
      <style:text-properties fo:color="#0000ff"/>
    </style:style>
    <style:style style:name="T10" style:family="text">
      <style:text-properties fo:color="#cc0000" fo:font-size="40pt" style:font-size-asian="40pt" style:font-size-complex="40pt"/>
    </style:style>
    <style:style style:name="T11" style:family="text">
      <style:text-properties fo:color="#0000cc" fo:font-size="40pt" style:font-size-asian="40pt" style:font-size-complex="40pt"/>
    </style:style>
    <style:style style:name="T12" style:family="text">
      <style:text-properties fo:color="#cc0000" fo:font-weight="bold" style:font-weight-asian="bold" style:font-weight-complex="bold"/>
    </style:style>
    <style:style style:name="T13" style:family="text">
      <style:text-properties fo:color="#cc0000"/>
    </style:style>
    <style:style style:name="T14" style:family="text">
      <style:text-properties fo:color="#0000cc" fo:font-weight="bold" style:font-weight-asian="bold" style:font-weight-complex="bold"/>
    </style:style>
    <style:style style:name="T15" style:family="text">
      <style:text-properties fo:color="#0000cc"/>
    </style:style>
    <style:style style:name="T16" style:family="text">
      <style:text-properties fo:color="#009900" fo:font-size="40pt" style:font-size-asian="40pt" style:font-size-complex="40pt"/>
    </style:style>
    <style:style style:name="T17" style:family="text">
      <style:text-properties fo:color="#009900" fo:font-weight="bold" style:font-weight-asian="bold" style:font-weight-complex="bold"/>
    </style:style>
    <style:style style:name="T18" style:family="text">
      <style:text-properties fo:color="#009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2.179cm" svg:x="1.4cm" svg:y="4.914cm" presentation:class="subtitle" presentation:user-transformed="true">
          <draw:text-box>
            <text:p>What <text:span text:style-name="T1">is</text:span><text:span text:style-name="T2"> the terminal. Like, really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ourne Again Shell (BASH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t's a REPL for BASH.</text:p>
              </text:list-item>
              <text:list-item>
                <text:p xml:id="id1" text:id="id1">BASH is an interpreted <text:span text:style-name="T3">command language</text:span> (for the GNU project).</text:p>
              </text:list-item>
              <text:list-item>
                <text:p xml:id="id2" text:id="id2">It is now the default for OSX and Linux.</text:p>
              </text:list-item>
              <text:list-item>
                <text:p xml:id="id3" text:id="id3">No data types (everything is a string).</text:p>
              </text:list-item>
              <text:list-item>
                <text:p xml:id="id4" text:id="id4">Low level, but has variables, conditionals, and loops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rminal runs a special script on startu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~/.bashrc</text:p>
              </text:list-item>
              <text:list-item>
                <text:p>~/.bash_profile</text:p>
              </text:list-item>
              <text:list-item>
                <text:p>~/.profi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SI Color Codes</text:p>
          </draw:text-box>
        </draw:frame>
        <draw:frame presentation:style-name="pr4" draw:text-style-name="P1" draw:layer="layout" svg:width="25.199cm" svg:height="2.198cm" svg:x="1.4cm" svg:y="4.914cm" presentation:class="outline" presentation:user-transformed="true">
          <draw:text-box>
            <text:list text:style-name="L2">
              <text:list-header>
                <text:p><text:span text:style-name="T4">"\e[1;31m BOLD RED \e[m"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SI Color Codes</text:p>
          </draw:text-box>
        </draw:frame>
        <draw:frame presentation:style-name="pr4" draw:text-style-name="P2" draw:layer="layout" svg:width="25.199cm" svg:height="2.198cm" svg:x="1.4cm" svg:y="4.914cm" presentation:class="outline" presentation:user-transformed="true">
          <draw:text-box>
            <text:list text:style-name="L2">
              <text:list-header>
                <text:p><text:span text:style-name="T5">"</text:span><text:span text:style-name="T6">\e[1;31m</text:span><text:span text:style-name="T5"> BOLD RED </text:span><text:span text:style-name="T7">\e[m</text:span><text:span text:style-name="T5">"</text:span></text:p>
              </text:list-header>
            </text:list>
          </draw:text-box>
        </draw:frame>
        <draw:frame draw:style-name="gr2" draw:text-style-name="P3" draw:layer="layout" svg:width="3.669cm" svg:height="0.962cm" svg:x="4.713cm" svg:y="7.928cm">
          <draw:text-box>
            <text:p><text:span text:style-name="T8">Begin color</text:span></text:p>
          </draw:text-box>
        </draw:frame>
        <draw:frame draw:style-name="gr2" draw:text-style-name="P4" draw:layer="layout" svg:width="3.177cm" svg:height="0.962cm" svg:x="16.381cm" svg:y="7.874cm">
          <draw:text-box>
            <text:p><text:span text:style-name="T9">End colo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SI Color Codes</text:p>
          </draw:text-box>
        </draw:frame>
        <draw:frame presentation:style-name="pr4" draw:text-style-name="P1" draw:layer="layout" svg:width="25.199cm" svg:height="2.198cm" svg:x="1.4cm" svg:y="4.914cm" presentation:class="outline" presentation:user-transformed="true">
          <draw:text-box>
            <text:list text:style-name="L2">
              <text:list-header>
                <text:p><text:span text:style-name="T4">"\e[</text:span><text:span text:style-name="T10">1</text:span><text:span text:style-name="T4">;</text:span><text:span text:style-name="T11">31</text:span><text:span text:style-name="T4">m BOLD RED \e[m"</text:span></text:p>
              </text:list-header>
            </text:list>
          </draw:text-box>
        </draw:frame>
        <draw:frame draw:style-name="gr2" draw:text-style-name="P5" draw:layer="layout" svg:width="4.164cm" svg:height="4.517cm" svg:x="1.094cm" svg:y="7.62cm">
          <draw:text-box>
            <text:p><text:span text:style-name="T12">Decoration</text:span><text:span text:style-name="T13">:</text:span></text:p>
            <text:p><text:span text:style-name="T13">bold</text:span></text:p>
            <text:p><text:span text:style-name="T13">underline</text:span></text:p>
            <text:p><text:span text:style-name="T13">strikethrough</text:span></text:p>
            <text:p><text:span text:style-name="T13">italic</text:span></text:p>
            <text:p><text:span text:style-name="T13">etc.</text:span></text:p>
          </draw:text-box>
        </draw:frame>
        <draw:line draw:style-name="gr3" draw:text-style-name="P6" draw:layer="layout" svg:x1="4.242cm" svg:y1="7.62cm" svg:x2="5.004cm" svg:y2="6.35cm">
          <text:p/>
        </draw:line>
        <draw:frame draw:style-name="gr2" draw:text-style-name="P7" draw:layer="layout" svg:width="4.206cm" svg:height="3.806cm" svg:x="6.386cm" svg:y="7.624cm">
          <draw:text-box>
            <text:p><text:span text:style-name="T14">Font Color</text:span><text:span text:style-name="T15">:</text:span></text:p>
            <text:p><text:span text:style-name="T15">red</text:span></text:p>
            <text:p><text:span text:style-name="T15">green</text:span></text:p>
            <text:p><text:span text:style-name="T15">blue</text:span></text:p>
            <text:p><text:span text:style-name="T15">many more...</text:span></text:p>
          </draw:text-box>
        </draw:frame>
        <draw:line draw:style-name="gr3" draw:text-style-name="P6" draw:layer="layout" svg:x1="7.798cm" svg:y1="7.624cm" svg:x2="6.782cm" svg:y2="6.35cm">
          <text:p/>
        </draw:lin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SI Color Codes</text:p>
          </draw:text-box>
        </draw:frame>
        <draw:frame presentation:style-name="pr4" draw:text-style-name="P1" draw:layer="layout" svg:width="25.199cm" svg:height="2.198cm" svg:x="1.4cm" svg:y="4.914cm" presentation:class="outline" presentation:user-transformed="true">
          <draw:text-box>
            <text:list text:style-name="L2">
              <text:list-header>
                <text:p><text:span text:style-name="T4">"\e[</text:span><text:span text:style-name="T10">1</text:span><text:span text:style-name="T4">;</text:span><text:span text:style-name="T11">31</text:span><text:span text:style-name="T4">;</text:span><text:span text:style-name="T16">44</text:span><text:span text:style-name="T4">m BOLD RED \e[m"</text:span></text:p>
              </text:list-header>
            </text:list>
          </draw:text-box>
        </draw:frame>
        <draw:frame draw:style-name="gr2" draw:text-style-name="P5" draw:layer="layout" svg:width="4.164cm" svg:height="4.517cm" svg:x="-0.076cm" svg:y="9.906cm">
          <draw:text-box>
            <text:p><text:span text:style-name="T12">Decoration</text:span><text:span text:style-name="T13">:</text:span></text:p>
            <text:p><text:span text:style-name="T13">bold</text:span></text:p>
            <text:p><text:span text:style-name="T13">underline</text:span></text:p>
            <text:p><text:span text:style-name="T13">strikethrough</text:span></text:p>
            <text:p><text:span text:style-name="T13">italic</text:span></text:p>
            <text:p><text:span text:style-name="T13">etc.</text:span></text:p>
          </draw:text-box>
        </draw:frame>
        <draw:line draw:style-name="gr3" draw:text-style-name="P6" draw:layer="layout" svg:x1="2.056cm" svg:y1="9.906cm" svg:x2="5.104cm" svg:y2="6.35cm">
          <text:p/>
        </draw:line>
        <draw:frame draw:style-name="gr2" draw:text-style-name="P7" draw:layer="layout" svg:width="4.206cm" svg:height="3.806cm" svg:x="5.104cm" svg:y="10.16cm">
          <draw:text-box>
            <text:p><text:span text:style-name="T14">Font Color</text:span><text:span text:style-name="T15">:</text:span></text:p>
            <text:p><text:span text:style-name="T15">red</text:span></text:p>
            <text:p><text:span text:style-name="T15">green</text:span></text:p>
            <text:p><text:span text:style-name="T15">blue</text:span></text:p>
            <text:p><text:span text:style-name="T15">many more...</text:span></text:p>
          </draw:text-box>
        </draw:frame>
        <draw:line draw:style-name="gr3" draw:text-style-name="P6" draw:layer="layout" svg:x1="7.136cm" svg:y1="9.906cm" svg:x2="6.882cm" svg:y2="6.35cm">
          <text:p/>
        </draw:line>
        <draw:frame draw:style-name="gr2" draw:text-style-name="P9" draw:layer="layout" svg:width="6.221cm" svg:height="3.806cm" svg:x="10.313cm" svg:y="10.164cm">
          <draw:text-box>
            <text:p><text:span text:style-name="T17">Background Color</text:span><text:span text:style-name="T18">:</text:span></text:p>
            <text:p><text:span text:style-name="T18">red</text:span></text:p>
            <text:p><text:span text:style-name="T18">green</text:span></text:p>
            <text:p><text:span text:style-name="T18">blue</text:span></text:p>
            <text:p><text:span text:style-name="T18">many more...</text:span></text:p>
          </draw:text-box>
        </draw:frame>
        <draw:line draw:style-name="gr3" draw:text-style-name="P6" draw:layer="layout" svg:x1="12.216cm" svg:y1="9.906cm" svg:x2="8.66cm" svg:y2="6.35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pecial BASH variables for termin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TH = places where it looks for commands</text:p>
              </text:list-item>
              <text:list-item>
                <text:p>PS1 = text to prompt for input</text:p>
              </text:list-item>
              <text:list-item>
                <text:p>PS2 = secondary prompt (when input is incomplete)</text:p>
              </text:list-item>
              <text:list-item>
                <text:p>PROMPT_COMMAND = string to be evaluated before PS1 is printed each tim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6T13:53:38.698031311</meta:creation-date>
    <dc:date>2015-12-17T16:23:32.921590781</dc:date>
    <meta:editing-duration>PT39M38S</meta:editing-duration>
    <meta:editing-cycles>7</meta:editing-cycles>
    <meta:generator>LibreOffice/4.2.8.2$Linux_X86_64 LibreOffice_project/420m0$Build-2</meta:generator>
    <meta:document-statistic meta:object-count="64"/>
  </office:meta>
</office:document-meta>
</file>